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96mm"/>
    </style:style>
    <style:style style:name="co2" style:family="table-column">
      <style:table-column-properties fo:break-before="auto" style:column-width="96.94mm"/>
    </style:style>
    <style:style style:name="co3" style:family="table-column">
      <style:table-column-properties fo:break-before="auto" style:column-width="100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23mm"/>
    </style:style>
    <style:style style:name="co6" style:family="table-column">
      <style:table-column-properties fo:break-before="auto" style:column-width="50.02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m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 VISA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1) porteur carte introduit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) DAB lit c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DAB demande le code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) saisie code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) DAB (carte) vérifie le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DAB demande Authorisation SI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7) Authorisation OK (plafon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) DAB demande somme a reti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) saisie de la som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) verification som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) demander si ticket vou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) ticket accepté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3) DAB demande SI transac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4) SI fait la trans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5)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) carte repris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7) le dab distribue billets et ti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) billets pris</text:p>
          </table:table-cell>
          <table:table-cell table:number-columns-repeated="1023"/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>
            <text:p>scenarion Erreur E1 : carte invalide</text:p>
          </table:table-cell>
          <table:table-cell table:style-name="ce3" table:number-columns-repeated="2"/>
          <table:table-cell table:style-name="ce3" office:value-type="string" calcext:value-type="string">
            <text:p>demarre nominal 2</text:p>
          </table:table-cell>
          <table:table-cell table:style-name="ce3" table:number-columns-repeated="1020"/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3) Carte illisible ou inval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DAB indique eche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)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) carte repris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28:02.173000000</meta:creation-date>
    <dc:date>2018-06-29T11:59:49.961000000</dc:date>
    <meta:editing-duration>PT1M17S</meta:editing-duration>
    <meta:editing-cycles>1</meta:editing-cycles>
    <meta:document-statistic meta:table-count="2" meta:cell-count="30" meta:object-count="0"/>
    <meta:generator>LibreOffice/5.4.7.2$Windows_X86_64 LibreOffice_project/c838ef25c16710f8838b1faec480ebba495259d0</meta:generator>
  </office:meta>
</office:document-meta>
</file>